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Footer">
      <style:text-properties fo:language="en" fo:country="US" officeooo:rsid="001c9f70" officeooo:paragraph-rsid="001c9f70"/>
    </style:style>
    <style:style style:name="P5" style:family="paragraph" style:parent-style-name="Header">
      <style:paragraph-properties fo:text-align="end" style:justify-single-word="false"/>
      <style:text-properties fo:color="#c9211e" fo:language="en" fo:country="US" fo:font-style="italic" officeooo:rsid="001c9f70" officeooo:paragraph-rsid="001c9f70" style:font-style-asian="italic" style:font-style-complex="italic"/>
    </style:style>
    <style:style style:name="P6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9f70" officeooo:paragraph-rsid="001c9f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officeooo:rsid="001c9f70" officeooo:paragraph-rsid="001c9f7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style:font-name="Cambria" fo:font-size="14pt" fo:language="en" fo:country="US" fo:font-weight="bold" style:font-size-asian="14pt" style:font-weight-asian="bold" style:font-size-complex="14pt"/>
    </style:style>
    <style:style style:name="T2" style:family="text">
      <style:text-properties style:font-name="Cambria"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color="#ff0000" style:font-name="Times New Roman" fo:font-size="14pt" fo:language="en" fo:country="US" fo:font-style="italic" fo:font-weight="bold" style:font-size-asian="14pt" style:font-style-asian="italic" style:font-weight-asian="bold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20pt" fo:language="en" fo:country="US" fo:font-style="italic" fo:font-weight="bold" style:font-size-asian="20pt" style:font-style-asian="italic" style:font-weight-asian="bold" style:font-size-complex="20pt"/>
    </style:style>
    <style:style style:name="T7" style:family="text">
      <style:text-properties style:font-name="Calibri" fo:font-size="11pt" fo:language="en" fo:country="US" fo:font-style="italic" style:font-size-asian="11pt" style:language-asian="en" style:country-asian="US" style:font-style-asian="italic" style:font-name-complex="Times New Roman1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{title}}</text:span></text:p>
      <text:p text:style-name="P1"><text:span text:style-name="T2">Variable a:</text:span></text:p>
      <text:p text:style-name="P1"><text:span text:style-name="T4">{{a}}</text:span></text:p>
      <text:p text:style-name="P3"/>
      <text:p text:style-name="P3"/>
      <text:p text:style-name="P3"/>
      <text:p text:style-name="P2"><text:span text:style-name="T5">Variable b: - </text:span><text:span text:style-name="T6">{</text:span><text:span text:style-name="T5">{b}}</text:span></text:p>
      <text:p text:style-name="P6"><text:span text:style-name="T7">{{header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  <style:text-properties fo:color="#c9211e" fo:language="en" fo:country="US" fo:font-style="italic" officeooo:rsid="001c9f70" officeooo:paragraph-rsid="001c9f70" style:font-style-asian="italic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9f70" officeooo:paragraph-rsid="001c9f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officeooo:rsid="001c9f70" officeooo:paragraph-rsid="001c9f7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MP4" style:family="paragraph" style:parent-style-name="Footer">
      <style:text-properties fo:language="en" fo:country="US" officeooo:rsid="001c9f70" officeooo:paragraph-rsid="001c9f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{{header}}</text:p>
      </style:header>
      <style:footer>
        <table:table table:name="Таблица1" table:style-name="Таблица1">
          <table:table-column table:style-name="Таблица1.A" table:number-columns-repeated="3"/>
          <table:table-row>
            <table:table-cell table:style-name="Таблица1.A1" office:value-type="string">
              <text:p text:style-name="MP2">{{footer1}}</text:p>
            </table:table-cell>
            <table:table-cell table:style-name="Таблица1.A1" office:value-type="string">
              <text:p text:style-name="MP2">{{footer2}}</text:p>
            </table:table-cell>
            <table:table-cell table:style-name="Таблица1.A1" office:value-type="string">
              <text:p text:style-name="MP3">{{footer3}}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3:20:55.848000000</meta:creation-date>
    <dc:date>2019-10-08T13:23:29.984000000</dc:date>
    <meta:editing-duration>PT2M34S</meta:editing-duration>
    <meta:editing-cycles>1</meta:editing-cycles>
    <meta:document-statistic meta:table-count="1" meta:image-count="0" meta:object-count="0" meta:page-count="1" meta:paragraph-count="9" meta:word-count="13" meta:character-count="97" meta:non-whitespace-character-count="93"/>
    <meta:generator>LibreOffice/6.2.7.1$Windows_X86_64 LibreOffice_project/23edc44b61b830b7d749943e020e96f5a7df63bf</meta:generator>
  </office:meta>
</office:document-meta>
</file>